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333333" draw:textarea-vertical-align="middle"/>
    </style:style>
    <style:style style:name="gr2" style:family="graphic" style:parent-style-name="standard">
      <style:graphic-properties svg:stroke-color="#000000" draw:fill="none" draw:fill-color="#33cc66" draw:textarea-vertical-align="middle"/>
    </style:style>
    <style:style style:name="gr3" style:family="graphic" style:parent-style-name="standard">
      <style:graphic-properties svg:stroke-color="#000000" draw:fill="none" draw:fill-color="#33cc66" draw:textarea-horizontal-align="center" draw:textarea-vertical-align="middle"/>
    </style:style>
    <style:style style:name="gr4" style:family="graphic" style:parent-style-name="standard">
      <style:graphic-properties svg:stroke-color="#000000" draw:fill="none" draw:fill-color="#ffffff" draw:opacity="50%" draw:textarea-horizontal-align="center" draw:textarea-vertical-align="middle" draw:shadow-opacity="50%"/>
    </style:style>
    <style:style style:name="gr5" style:family="graphic" style:parent-style-name="standard">
      <style:graphic-properties svg:stroke-color="#000000" draw:fill="none" draw:fill-color="#ffffff" draw:opacity="50%" draw:textarea-vertical-align="middle" draw:shadow-opacity="5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ircle draw:style-name="gr1" draw:text-style-name="P1" draw:layer="layout" svg:width="15cm" svg:height="15cm" svg:x="2.5cm" svg:y="2.5cm">
          <text:p/>
        </draw:circle>
        <draw:rect draw:style-name="gr2" draw:text-style-name="P1" draw:layer="layout" svg:width="1cm" svg:height="3.4cm" svg:x="3.8cm" svg:y="8.3cm" draw:corner-radius="0.3cm">
          <text:p/>
        </draw:rect>
        <draw:rect draw:style-name="gr2" draw:text-style-name="P1" draw:layer="layout" svg:width="1cm" svg:height="3.4cm" svg:x="15.2cm" svg:y="8.3cm" draw:corner-radius="0.3cm">
          <text:p/>
        </draw:rect>
        <draw:path draw:style-name="gr3" draw:text-style-name="P1" draw:layer="layout" svg:width="1.519cm" svg:height="1.449cm" svg:x="9.24cm" svg:y="4cm" svg:viewBox="0 0 1520 1450" svg:d="M380 1418c-121-70-208-157-278-278s-102-240-102-380 32-259 102-380 157-208 278-278 240-102 380-102 259 32 380 102 208 157 278 278 102 240 102 380-32 259-102 380-157 208-278 278c-20 12-40 22-61 32h-638c-21-10-41-20-61-32z">
          <text:p/>
        </draw:path>
        <draw:g>
          <draw:circle draw:style-name="gr2" draw:text-style-name="P1" draw:layer="layout" svg:width="0.24cm" svg:height="0.24cm" svg:x="5.106cm" svg:y="8.981cm">
            <text:p/>
          </draw:circle>
          <draw:circle draw:style-name="gr2" draw:text-style-name="P1" draw:layer="layout" svg:width="0.24cm" svg:height="0.24cm" svg:x="5.105cm" svg:y="10.78cm">
            <text:p/>
          </draw:circle>
        </draw:g>
        <draw:g>
          <draw:circle draw:style-name="gr2" draw:text-style-name="P1" draw:layer="layout" svg:width="0.24cm" svg:height="0.24cm" svg:x="14.654cm" svg:y="8.98cm">
            <text:p/>
          </draw:circle>
          <draw:circle draw:style-name="gr2" draw:text-style-name="P1" draw:layer="layout" svg:width="0.24cm" svg:height="0.24cm" svg:x="14.653cm" svg:y="10.779cm">
            <text:p/>
          </draw:circle>
        </draw:g>
        <draw:g>
          <draw:circle draw:style-name="gr2" draw:text-style-name="P1" draw:layer="layout" svg:width="0.24cm" svg:height="0.24cm" draw:transform="rotate (1.5707963267949) translate (16.68cm 11.452cm)">
            <text:p/>
          </draw:circle>
          <draw:circle draw:style-name="gr2" draw:text-style-name="P1" draw:layer="layout" svg:width="0.24cm" svg:height="0.24cm" draw:transform="rotate (1.5707963267949) translate (16.679cm 8.786cm)">
            <text:p/>
          </draw:circle>
        </draw:g>
        <draw:g>
          <draw:circle draw:style-name="gr2" draw:text-style-name="P1" draw:layer="layout" svg:width="0.24cm" svg:height="0.24cm" svg:x="8.547cm" svg:y="16.681cm">
            <text:p/>
          </draw:circle>
          <draw:circle draw:style-name="gr2" draw:text-style-name="P1" draw:layer="layout" svg:width="0.24cm" svg:height="0.24cm" svg:x="11.213cm" svg:y="16.68cm">
            <text:p/>
          </draw:circle>
        </draw:g>
        <draw:g>
          <draw:circle draw:style-name="gr2" draw:text-style-name="P1" draw:layer="layout" svg:width="0.24cm" svg:height="0.24cm" draw:transform="rotate (-3.14159265358979) translate (11.451cm 3.319cm)">
            <text:p/>
          </draw:circle>
          <draw:circle draw:style-name="gr2" draw:text-style-name="P1" draw:layer="layout" svg:width="0.24cm" svg:height="0.24cm" draw:transform="rotate (-3.14159265358979) translate (8.785cm 3.32cm)">
            <text:p/>
          </draw:circle>
        </draw:g>
        <draw:g>
          <draw:circle draw:style-name="gr2" draw:text-style-name="P1" draw:layer="layout" svg:width="0.24cm" svg:height="0.24cm" draw:transform="rotate (-1.5707963267949) translate (3.318cm 8.548cm)">
            <text:p/>
          </draw:circle>
          <draw:circle draw:style-name="gr2" draw:text-style-name="P1" draw:layer="layout" svg:width="0.24cm" svg:height="0.24cm" draw:transform="rotate (-1.5707963267949) translate (3.319cm 11.214cm)">
            <text:p/>
          </draw:circle>
        </draw:g>
        <draw:rect draw:style-name="gr2" draw:text-style-name="P1" draw:layer="layout" svg:width="1.7cm" svg:height="0.399cm" svg:x="9.149cm" svg:y="16.4cm">
          <text:p/>
        </draw:rect>
        <draw:rect draw:style-name="gr2" draw:text-style-name="P1" draw:layer="layout" svg:width="1.7cm" svg:height="0.398cm" draw:transform="rotate (1.5707963267949) translate (16.4cm 10.85cm)">
          <text:p/>
        </draw:rect>
        <draw:rect draw:style-name="gr2" draw:text-style-name="P1" draw:layer="layout" svg:width="1.7cm" svg:height="0.399cm" draw:transform="rotate (-3.14159265358979) translate (10.849cm 3.6cm)">
          <text:p/>
        </draw:rect>
        <draw:rect draw:style-name="gr2" draw:text-style-name="P1" draw:layer="layout" svg:width="1.7cm" svg:height="0.4cm" draw:transform="rotate (-1.5707963267949) translate (3.6cm 9.15cm)">
          <text:p/>
        </draw:rect>
        <draw:path draw:style-name="gr4" draw:text-style-name="P1" draw:layer="layout" svg:width="0.299cm" svg:height="0.499cm" svg:x="9.849cm" svg:y="5.748cm" svg:viewBox="0 0 300 500" svg:d="M150 500c-28 0-51-6-75-20s-41-31-55-55-20-47-20-75v-200c0-28 6-51 20-75s31-41 55-55 47-20 75-20 51 6 75 20 41 31 55 55 20 47 20 75v200c0 28-6 51-20 75s-31 41-55 55-47 20-75 20z">
          <text:p/>
        </draw:path>
        <draw:g>
          <draw:path draw:style-name="gr4" draw:text-style-name="P1" draw:layer="layout" svg:width="0.499cm" svg:height="0.299cm" svg:x="8.949cm" svg:y="12.448cm" svg:viewBox="0 0 500 300" svg:d="M500 150c0 28-6 51-20 75s-31 41-55 55-47 20-75 20h-200c-28 0-51-6-75-20s-41-31-55-55-20-47-20-75 6-51 20-75 31-41 55-55 47-20 75-20h200c28 0 51 6 75 20s41 31 55 55 20 47 20 75z">
            <text:p/>
          </draw:path>
          <draw:path draw:style-name="gr4" draw:text-style-name="P1" draw:layer="layout" svg:width="0.499cm" svg:height="0.299cm" svg:x="10.549cm" svg:y="12.448cm" svg:viewBox="0 0 500 300" svg:d="M500 150c0 28-6 51-20 75s-31 41-55 55-47 20-75 20h-200c-28 0-51-6-75-20s-41-31-55-55-20-47-20-75 6-51 20-75 31-41 55-55 47-20 75-20h200c28 0 51 6 75 20s41 31 55 55 20 47 20 75z">
            <text:p/>
          </draw:path>
        </draw:g>
        <draw:g>
          <draw:circle draw:style-name="gr2" draw:text-style-name="P1" draw:layer="layout" svg:width="0.24cm" svg:height="0.24cm" draw:transform="rotate (0.785398163397448) translate (14.794cm 14.964cm)">
            <text:p/>
          </draw:circle>
          <draw:rect draw:style-name="gr2" draw:text-style-name="P1" draw:layer="layout" svg:width="0.8cm" svg:height="0.3cm" draw:transform="rotate (0.785398163397448) translate (13.96cm 14.525cm)">
            <text:p/>
          </draw:rect>
        </draw:g>
        <draw:g>
          <draw:circle draw:style-name="gr2" draw:text-style-name="P1" draw:layer="layout" svg:width="0.24cm" svg:height="0.24cm" draw:transform="rotate (-0.785398163397449) translate (5.036cm 14.793cm)">
            <text:p/>
          </draw:circle>
          <draw:rect draw:style-name="gr2" draw:text-style-name="P1" draw:layer="layout" svg:width="0.8cm" svg:height="0.3cm" draw:transform="rotate (-0.785398163397448) translate (5.475cm 13.958cm)">
            <text:p/>
          </draw:rect>
        </draw:g>
        <draw:g>
          <draw:circle draw:style-name="gr5" draw:text-style-name="P1" draw:layer="layout" svg:width="0.3cm" svg:height="0.3cm" svg:x="12.3cm" svg:y="6.75cm">
            <text:p/>
          </draw:circle>
          <draw:circle draw:style-name="gr5" draw:text-style-name="P1" draw:layer="layout" svg:width="0.3cm" svg:height="0.3cm" svg:x="7.4cm" svg:y="6.75cm">
            <text:p/>
          </draw:circle>
          <draw:circle draw:style-name="gr5" draw:text-style-name="P1" draw:layer="layout" svg:width="0.3cm" svg:height="0.3cm" svg:x="12.3cm" svg:y="12.55cm">
            <text:p/>
          </draw:circle>
          <draw:circle draw:style-name="gr5" draw:text-style-name="P1" draw:layer="layout" svg:width="0.3cm" svg:height="0.3cm" svg:x="7.4cm" svg:y="12.55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7T15:32:13.13</meta:creation-date>
    <dc:date>2014-07-29T11:37:35.020075347</dc:date>
    <meta:editing-duration>P1DT1H5M39S</meta:editing-duration>
    <meta:editing-cycles>34</meta:editing-cycles>
    <meta:generator>LibreOffice/4.2.4.2$Linux_X86_64 LibreOffice_project/420m0$Build-2</meta:generator>
    <meta:print-date>2014-07-28T15:48:02.718833943</meta:print-date>
    <meta:document-statistic meta:object-count="41"/>
  </office:meta>
</office:document-meta>
</file>